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Vers</text:p>
          </table:table-cell>
          <table:table-cell table:number-columns-repeated="3"/>
          <table:table-cell office:value-type="string" calcext:value-type="string">
            <text:p>Ps 78</text:p>
          </table:table-cell>
          <table:table-cell office:value-type="string" calcext:value-type="string">
            <text:p>Ps 95</text:p>
          </table:table-cell>
          <table:table-cell office:value-type="string" calcext:value-type="string">
            <text:p>Ps 105</text:p>
          </table:table-cell>
          <table:table-cell office:value-type="string" calcext:value-type="string">
            <text:p>Ps 106</text:p>
          </table:table-cell>
          <table:table-cell office:value-type="string" calcext:value-type="string">
            <text:p>Ps. 135</text:p>
          </table:table-cell>
          <table:table-cell office:value-type="string" calcext:value-type="string">
            <text:p>Ps. 136</text:p>
          </table:table-cell>
          <table:table-cell/>
          <table:table-cell office:value-type="string" calcext:value-type="string">
            <text:p>Neh 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Himmel und Erde gemacht</text:p>
          </table:table-cell>
          <table:table-cell table:number-columns-repeated="8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braham erwählt</text:p>
          </table:table-cell>
          <table:table-cell table:number-columns-repeated="8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olk ist fruchtbar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se und Aaron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Wunder in den Gefilden Zoans / Zeichen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Gerichte in Israel / ganze Erd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tröme zu Blut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undsfliegen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techmücken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rösche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euschrecke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agel / Feuer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32-3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insternis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 Mo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eschrei am Schilfmeer gehört / Widerspenstig am Schilfmeer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chlagen Erstgeburt in Aegypten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srael (mit Silber und Gold) herausführen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inen Namen gemacht</text:p>
          </table:table-cell>
          <table:table-cell table:number-columns-repeated="8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chilfmeer teile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harao und Heer ins Schilfmeer gestürtzt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laubten Worten, sangen Lob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urch Wüste geführt (auch mit Wolke und Feuer)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2" calcext:value-type="float">
            <office:annotation office:display="true" draw:style-name="gr1" draw:text-style-name="P2" svg:width="82.18pt" svg:height="51pt" svg:x="997.34pt" svg:y="251.86pt" draw:caption-point-x="-17.29pt" draw:caption-point-y="42.8pt">
              <dc:date>2019-01-02T00:00:00</dc:date>
              <text:p text:style-name="P1"><text:span text:style-name="T1">In Wolken- und Feuersäule</text:span></text:p>
            </office:annotation>
            <text:p>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nn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. Mo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achteln (Vgl 4. Mo 11:31)</text:p>
          </table:table-cell>
          <table:table-cell/>
          <table:table-cell office:value-type="string" calcext:value-type="string">
            <text:p>26-27?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paltete Felsen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erabgestiegen am Berg Sinai</text:p>
          </table:table-cell>
          <table:table-cell table:number-columns-repeated="8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3. Mo 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lb am Horeb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Mo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üstern in der Wüste</text:p>
          </table:table-cell>
          <table:table-cell/>
          <table:table-cell office:value-type="string" calcext:value-type="string">
            <text:p>18-20?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 Mo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asser von Meriba (Vgl 4. Mo 20:1-13)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Mo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athan und Rotte Abirams verschlunge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rosse Könige geschlagen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ihon, König der Amoriter, von Hesbon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Og, König von Basan, zu Astaroth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and als Erbteil gegeben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peise allem Fleisch gegeben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office:annotation office:display="true" draw:style-name="gr1" draw:text-style-name="P2" svg:width="82.18pt" svg:height="51pt" svg:x="997.34pt" svg:y="418.28pt" draw:caption-point-x="-17.29pt" draw:caption-point-y="42.8pt">
              <dc:date>2019-01-02T00:00:00</dc:date>
              <text:p text:style-name="P1"><text:span text:style-name="T1">Brot vom Himmel </text:span><text:span text:style-name="T1">gegeben</text:span></text:p>
            </office:annotation>
            <text:p>15, 21</text:p>
          </table:table-cell>
        </table:table-row>
        <table:table-row table:style-name="ro1">
          <table:table-cell/>
          <table:table-cell office:value-type="string" calcext:value-type="string">
            <text:p>2. Mo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icht vertilgt, Mose stand im Ris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Mo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erschmähten köstliches Land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chwur, zerstreuen in Länder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M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al-Peor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 Mo 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inehas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Völker nicht vertilgt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Vermischten sich mit Nationen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aender in ihren Besitz gegeben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20:47:21.608079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1:46:37.047249357</meta:creation-date>
    <meta:generator>LibreOffice/6.1.5.2$Linux_X86_64 LibreOffice_project/10$Build-2</meta:generator>
    <dc:date>2019-05-28T21:23:32.415853711</dc:date>
    <meta:editing-duration>PT1H14M57S</meta:editing-duration>
    <meta:editing-cycles>12</meta:editing-cycles>
    <meta:document-statistic meta:table-count="1" meta:cell-count="150" meta:object-count="0"/>
  </office:meta>
</office:document-meta>
</file>